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3972in" fo:margin-left="-0.0785in" fo:margin-top="0in" fo:margin-bottom="0in" table:align="left" style:writing-mode="lr-tb"/>
    </style:style>
    <style:style style:name="Table1.A" style:family="table-column">
      <style:table-column-properties style:column-width="6.39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text-properties fo:font-size="10pt" fo:font-weight="bold" style:font-size-asian="10pt" style:font-weight-asian="bold" style:font-size-complex="10pt"/>
    </style:style>
    <style:style style:name="P3" style:family="paragraph" style:parent-style-name="No_20_Spacing">
      <style:paragraph-properties fo:text-align="end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No_20_Spacing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No_20_Spacing">
      <style:text-properties fo:font-size="10pt" fo:font-weight="normal" officeooo:rsid="0003953e" officeooo:paragraph-rsid="0003953e" style:font-size-asian="10pt" style:font-weight-asian="normal" style:font-size-complex="10pt" style:font-weight-complex="normal"/>
    </style:style>
    <style:style style:name="P6" style:family="paragraph" style:parent-style-name="No_20_Spacing">
      <style:text-properties fo:font-size="10pt" fo:font-weight="normal" officeooo:rsid="0004d5ad" officeooo:paragraph-rsid="0004d5ad" style:font-size-asian="10pt" style:font-weight-asian="normal" style:font-size-complex="10pt" style:font-weight-complex="normal"/>
    </style:style>
    <style:style style:name="P7" style:family="paragraph" style:parent-style-name="No_20_Spacing" style:list-style-name="WWNum1"/>
    <style:style style:name="P8" style:family="paragraph" style:parent-style-name="No_20_Spacing">
      <style:text-properties officeooo:paragraph-rsid="0003953e"/>
    </style:style>
    <style:style style:name="P9" style:family="paragraph" style:parent-style-name="No_20_Spacing">
      <style:text-properties fo:font-weight="normal" officeooo:rsid="0003953e" officeooo:paragraph-rsid="0003953e" style:font-weight-asian="normal" style:font-weight-complex="normal"/>
    </style:style>
    <style:style style:name="P10" style:family="paragraph" style:parent-style-name="No_20_Spacing">
      <style:paragraph-properties fo:margin-top="0in" fo:margin-bottom="0in" loext:contextual-spacing="false" fo:line-height="100%"/>
      <style:text-properties fo:font-size="10pt" fo:font-style="italic" style:font-size-asian="10pt" style:font-style-asian="italic" style:font-size-complex="10pt"/>
    </style:style>
    <style:style style:name="P11" style:family="paragraph" style:parent-style-name="No_20_Spacing">
      <style:paragraph-properties fo:margin-top="0in" fo:margin-bottom="0in" loext:contextual-spacing="false" fo:line-height="100%"/>
      <style:text-properties fo:font-size="10pt" fo:font-weight="bold" style:font-size-asian="10pt" style:font-weight-asian="bold" style:font-size-complex="10pt"/>
    </style:style>
    <style:style style:name="P12" style:family="paragraph" style:parent-style-name="No_20_Spacing" style:list-style-name="WWNum1">
      <style:paragraph-properties fo:margin-top="0in" fo:margin-bottom="0in" loext:contextual-spacing="false" fo:line-height="100%"/>
    </style:style>
    <style:style style:name="P13" style:family="paragraph" style:parent-style-name="No_20_Spacing" style:master-page-name="Standard">
      <style:paragraph-properties fo:text-align="end" style:justify-single-word="false" style:page-number="auto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size="10pt" fo:font-weight="normal" officeooo:rsid="0003953e" style:font-size-asian="10pt" style:font-weight-asian="normal" style:font-size-complex="10pt" style:font-weight-complex="normal"/>
    </style:style>
    <style:style style:name="T5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PSYC3100 V2017</text:span><text:bookmark text:name="_GoBack"/></text:p>
      <text:p text:style-name="P1"><text:span text:style-name="T1">Spørsmål til selvvalgt artikkel</text:span></text:p>
      <text:p text:style-name="P3"/>
      <text:p text:style-name="P3"/>
      <text:p text:style-name="P2"/>
      <text:p text:style-name="No_20_Spacing"><text:span text:style-name="T1">Studentens navn: </text:span><text:span text:style-name="T4">Per Daniel M. Thorsrud</text:span></text:p>
      <text:p text:style-name="P8"><text:span text:style-name="T1">Artikkel (full referanse): </text:span><text:span text:style-name="T4">Thomas Conway &amp; Pádraig MacNeela (2012) A young person's</text:span></text:p>
      <text:p text:style-name="P9"><text:span text:style-name="T5">game: Immersion and distancing in bar work, Psychology &amp; Health, 27:8, 971-989, DOI:</text:span></text:p>
      <text:p text:style-name="P9"><text:span text:style-name="T5">10.1080/08870446.2011.637560</text:span></text:p>
      <text:p text:style-name="P4"/>
      <text:p text:style-name="P2"/>
      <text:p text:style-name="No_20_Spacing"><text:span text:style-name="T1">Hva er forskningsspørsmålet, og hvordan blir det begrunnet (kan være </text:span><text:span text:style-name="T2">flere</text:span><text:span text:style-name="T1"> forskningsspørsmål)?</text:span></text:p>
      <text:p text:style-name="P2"/>
      <text:p text:style-name="P5">Forksningspørsmålet/målet med denne kvalitative undersøkelsen er å skulle forstå effektene av bartenderyrket på yrkesutøveren, samt deres subjektive tolkninger og erfaringer av yrket, og på hvilken måte dette påvirker dem. </text:p>
      <text:p text:style-name="P2"/>
      <text:p text:style-name="P2"/>
      <text:p text:style-name="No_20_Spacing"><text:span text:style-name="T1">Hvordan er data produsert?</text:span></text:p>
      <text:list xml:id="list8226446945095390764" text:style-name="WWNum1">
        <text:list-item>
          <text:p text:style-name="P7"><text:span text:style-name="T1">Informanter (begrunnelse for valg og framgangsmåte for rekruttering)</text:span></text:p>
        </text:list-item>
        <text:list-item>
          <text:p text:style-name="P7"><text:span text:style-name="T1">Intervju, observasjon (beskrive)</text:span></text:p>
        </text:list-item>
        <text:list-item>
          <text:p text:style-name="P7"><text:span text:style-name="T1">Transkribert?</text:span></text:p>
        </text:list-item>
      </text:list>
      <text:p text:style-name="P2"/>
      <text:p text:style-name="P6">Dataen ble i hovedsak produsert gjennom en multippel-metode design hvor de benyttet seg av fokus-gruppe samtaler og semi-strukturerte intervjuer. </text:p>
      <text:p text:style-name="P2"/>
      <text:p text:style-name="P2"/>
      <text:p text:style-name="No_20_Spacing"><text:span text:style-name="T1">Hvordan er det empiriske materialet analysert?</text:span></text:p>
      <text:p text:style-name="P2"/>
      <text:p text:style-name="P2"/>
      <text:p text:style-name="P2"/>
      <text:p text:style-name="No_20_Spacing"><text:span text:style-name="T1">Hva er resultatene?</text:span></text:p>
      <text:p text:style-name="P2"/>
      <text:p text:style-name="P2"/>
      <text:p text:style-name="P2"/>
      <text:p text:style-name="No_20_Spacing"><text:span text:style-name="T1">Hvordan blir resultatene presentert, og hvordan argumenteres det for resultatenes generaliseringsmuligheter og betydning (for forskning, praksisfelt, politisk diskusjon osv)?</text:span></text:p>
      <text:p text:style-name="P2"/>
      <text:p text:style-name="P2"/>
      <text:p text:style-name="P2"/>
      <text:p text:style-name="No_20_Spacing"><text:span text:style-name="T1">Hvilke etiske refleksjoner inneholder artikkelen?</text:span></text:p>
      <text:p text:style-name="P2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/>
            <text:list xml:id="list221634333046782" text:continue-numbering="true" text:style-name="WWNum1">
              <text:list-item>
                <text:p text:style-name="P12"><text:span text:style-name="T3">Du kan hente artikkelen fra EksempelsamlingPSYC3100 (ligger på fronter), eller fra et tidsskrift eller bok. </text:span></text:p>
              </text:list-item>
              <text:list-item>
                <text:p text:style-name="P12"><text:span text:style-name="T3">Bruk malen, og skriv inn svarene på spørsmålene i Times New Roman 12. </text:span></text:p>
              </text:list-item>
              <text:list-item>
                <text:p text:style-name="P12"><text:span text:style-name="T3">Teksten skal være på ca. halvannen – to sider. </text:span></text:p>
              </text:list-item>
              <text:list-item>
                <text:p text:style-name="P12"><text:span text:style-name="T3">Husk at </text:span><text:span text:style-name="T2">to</text:span><text:span text:style-name="T3"> artikler skal presenteres på denne måten, ett dokument for hver artikkel.</text:span></text:p>
              </text:list-item>
            </text:list>
            <text:p text:style-name="P11"/>
          </table:table-cell>
        </table:table-row>
      </table:table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宋体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true" style:font-name-asian="宋体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font-weight="bold" style:font-name-asian="宋体" style:font-family-asian="宋体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es Andenæs</meta:initial-creator>
    <meta:editing-cycles>2</meta:editing-cycles>
    <meta:creation-date>2017-02-02T15:58:00</meta:creation-date>
    <dc:date>2017-02-15T22:16:33.625714819</dc:date>
    <meta:editing-duration>PT11M41S</meta:editing-duration>
    <meta:generator>LibreOffice/5.2.5.1$Linux_X86_64 LibreOffice_project/20m0$Build-1</meta:generator>
    <meta:document-statistic meta:table-count="1" meta:image-count="0" meta:object-count="0" meta:page-count="1" meta:paragraph-count="21" meta:word-count="204" meta:character-count="1486" meta:non-whitespace-character-count="1304"/>
    <meta:user-defined meta:name="AppVersion">14.0000</meta:user-defined>
    <meta:user-defined meta:name="Company">Universitetet i Osl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